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169f" officeooo:paragraph-rsid="001c169f"/>
    </style:style>
    <style:style style:name="P2" style:family="paragraph" style:parent-style-name="Standard" style:list-style-name="L1">
      <style:text-properties officeooo:rsid="001d6d3c" officeooo:paragraph-rsid="001d6d3c"/>
    </style:style>
    <style:style style:name="P3" style:family="paragraph" style:parent-style-name="Standard" style:list-style-name="L1">
      <style:text-properties officeooo:rsid="001f455c" officeooo:paragraph-rsid="002bcc4a"/>
    </style:style>
    <style:style style:name="P4" style:family="paragraph" style:parent-style-name="Standard" style:list-style-name="L1">
      <style:text-properties officeooo:rsid="002da53b" officeooo:paragraph-rsid="002da53b"/>
    </style:style>
    <style:style style:name="T1" style:family="text">
      <style:text-properties officeooo:rsid="0021c36f"/>
    </style:style>
    <style:style style:name="T2" style:family="text">
      <style:text-properties officeooo:rsid="0021c36f" fo:background-color="#ffff00" loext:char-shading-value="0"/>
    </style:style>
    <style:style style:name="T3" style:family="text">
      <style:text-properties officeooo:rsid="0021c36f"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4099040250018239" text:style-name="L1">
        <text:list-item>
          <text:p text:style-name="P1">It is good that you have such an expertise web site. You show your expertice.</text:p>
        </text:list-item>
        <text:list-item>
          <text:p text:style-name="P2">Can we anyhow boost performance with assembly and C++?</text:p>
        </text:list-item>
        <text:list-item>
          <text:p text:style-name="P2">Why do not we stop any new contacts before we understand out positioning?</text:p>
        </text:list-item>
        <text:list-item>
          <text:p text:style-name="P3"><text:span text:style-name="T1">An inconsistency with CDI at the IQ systems website:</text:span><text:line-break/><text:a xlink:type="simple" xlink:href="https://iqsystems.ru/products/iqmdm/" text:style-name="Internet_20_link" text:visited-style-name="Visited_20_Internet_20_Link">https://iqsystems.ru/products/iqmdm/</text:a> :<text:span text:style-name="T1"> CDI, </text:span><text:span text:style-name="T3">Client</text:span><text:span text:style-name="T1"> Data Integration<text:line-break/></text:span><text:a xlink:type="simple" xlink:href="https://iqsystems.ru/products/iqmdm/cdi/" text:style-name="Internet_20_link" text:visited-style-name="Visited_20_Internet_20_Link"><text:span text:style-name="T1">https://iqsystems.ru/products/iqmdm/cdi/</text:span></text:a><text:span text:style-name="T1"> : CDI, <text:s/></text:span><text:span text:style-name="T3">Customer</text:span><text:span text:style-name="T1"> Data Integration</text:span></text:p>
        </text:list-item>
        <text:list-item>
          <text:p text:style-name="P3"><text:span text:style-name="T1">The CDI term is Customer Data Integration:<text:line-break/></text:span><text:a xlink:type="simple" xlink:href="https://en.wikipedia.org/wiki/CDI" text:style-name="Internet_20_link" text:visited-style-name="Visited_20_Internet_20_Link"><text:span text:style-name="T1">https://en.wikipedia.org/wiki/CDI</text:span></text:a><text:span text:style-name="T1"> <text:line-break/></text:span><text:a xlink:type="simple" xlink:href="https://www.google.ru/search?q=Client+Data+Integration&amp;oq=Client+Data+Integration&amp;aqs=chrome..69i57&amp;sourceid=chrome&amp;" text:style-name="Internet_20_link" text:visited-style-name="Visited_20_Internet_20_Link"><text:span text:style-name="T1">https://www.google.ru/search?q=Client+Data+Integration&amp;oq=Client+Data+Integration&amp;aqs=chrome..69i57&amp;sourceid=chrome&amp;</text:span></text:a><text:span text:style-name="T1">{google:instantExtendedEnabledParameter}ie=UTF-8 <text:line-break/></text:span><text:a xlink:type="simple" xlink:href="https://searchdatamanagement.techtarget.com/definition/customer-data-integration" text:style-name="Internet_20_link" text:visited-style-name="Visited_20_Internet_20_Link"><text:span text:style-name="T1">https://searchdatamanagement.techtarget.com/definition/customer-data-integration</text:span></text:a><text:span text:style-name="T1"> </text:span>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4:16:06.813946328</meta:creation-date>
    <meta:generator>LibreOffice/5.1.6.2$Linux_X86_64 LibreOffice_project/10m0$Build-2</meta:generator>
    <dc:date>2018-07-13T14:50:22.937390271</dc:date>
    <meta:editing-duration>PT34M9S</meta:editing-duration>
    <meta:editing-cycles>15</meta:editing-cycles>
    <meta:document-statistic meta:table-count="0" meta:image-count="0" meta:object-count="0" meta:page-count="1" meta:paragraph-count="6" meta:word-count="74" meta:character-count="736" meta:non-whitespace-character-count="669"/>
  </office:meta>
</office:document-meta>
</file>